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Fac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$C$2]" office:value-type="float" office:value="1.2">
            <text:p>1.2</text:p>
          </table:table-cell>
          <table:table-cell table:formula="of:=['file:///home/nick/Desktop/Test2b.ods'#$Sheet1.C2]" office:value-type="float" office:value="1.2">
            <text:p>1.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[.$C$2]"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A4]*[.$C$2]"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5]*[.$C$2]"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A6]*[.$C$2]" office:value-type="float" office:value="6">
            <text:p>6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'file:///home/nick/Desktop/Test2b.ods'#Sheet1" table:print="false" table:style-name="ta_extref">
        <table:table-source xlink:type="simple" xlink:href="../Test2b.ods" table:table-name="Sheet1" table:mode="copy-results-only"/>
        <table:table-column table:number-columns-repeated="3"/>
        <table:table-row>
          <table:table-cell table:number-columns-repeated="3"/>
        </table:table-row>
        <table:table-row>
          <table:table-cell table:number-columns-repeated="2"/>
          <table:table-cell table:style-name="ce1" office:value-type="float" office:value="1.2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0000-00-00T02:3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oylend</meta:initial-creator>
    <meta:creation-date>2014-12-06T02:35:41</meta:creation-date>
    <dc:date>2014-12-06T02:37:42</dc:date>
    <dc:creator>Nick Doylend</dc:creator>
    <meta:editing-duration>P0D</meta:editing-duration>
    <meta:editing-cycles>2</meta:editing-cycles>
    <meta:generator>LibreOffice/4.0.4.2$Linux_X86_64 LibreOffice_project/400m0$Build-2</meta:generator>
    <meta:document-statistic meta:table-count="1" meta:cell-count="14" meta:object-count="0"/>
  </office:meta>
</office:document-meta>
</file>